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2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>
            <draw:frame table:end-cell-address="Sheet1.M30" table:end-x="0.4894in" table:end-y="0.1043in" draw:z-index="0" draw:style-name="gr1" svg:width="9.3398in" svg:height="5.2012in" svg:x="0.0398in" svg:y="0.0394in">
              <draw:object draw:notify-on-update-of-ranges="Sheet1.B1:Sheet1.B147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58">
            <text:p>1158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64">
            <text:p>1164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71">
            <text:p>1171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77">
            <text:p>1177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1205">
            <text:p>1205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313">
            <text:p>1313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317">
            <text:p>1317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327">
            <text:p>1327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328">
            <text:p>1328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336">
            <text:p>1336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338">
            <text:p>1338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339">
            <text:p>1339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361">
            <text:p>1361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386">
            <text:p>1386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391">
            <text:p>1391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398">
            <text:p>1398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414">
            <text:p>1414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415">
            <text:p>1415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16">
            <text:p>1416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21">
            <text:p>1421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24">
            <text:p>1424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27">
            <text:p>1427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33">
            <text:p>1433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439">
            <text:p>1439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441">
            <text:p>1441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442">
            <text:p>1442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447">
            <text:p>1447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454">
            <text:p>1454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458">
            <text:p>1458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461">
            <text:p>1461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462">
            <text:p>1462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469">
            <text:p>1469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471">
            <text:p>1471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474">
            <text:p>1474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477">
            <text:p>1477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109">
            <text:p>10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7">06/07/2011</text:date>, <text:time>19:4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07T19:48:22</dc:date>
    <dc:creator>dan </dc:creator>
    <meta:document-statistic meta:table-count="1" meta:cell-count="2956" meta:object-count="1"/>
    <meta:generator>LibreOffice/3.3$Linux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regression-type="power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24cm" svg:height="13.212cm" xlink:href=".." xlink:type="simple" chart:class="chart:line" chart:style-name="ch1">
        <chart:legend chart:legend-position="end" svg:x="18.019cm" svg:y="6.086cm" chart:style-name="ch2"/>
        <chart:plot-area chart:style-name="ch3" table:cell-range-address="Sheet1.B1:Sheet1.B1479" svg:x="0.924cm" svg:y="1.191cm" svg:width="16.148cm" svg:height="11.337cm">
          <chartooo:coordinate-region svg:x="1.731cm" svg:y="1.39cm" svg:width="15.304cm" svg:height="10.0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479" chart:class="chart:line">
            <chart:regression-curve chart:style-name="ch7">
              <chart:equation/>
            </chart:regression-curve>
            <chart:data-point chart:repeated="14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14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